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4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4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4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48"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9"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51"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52"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53"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54"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55"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56"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5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58"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59"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60"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61"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62"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63"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64"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65"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66"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68"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71"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72"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73"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74"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75"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76" style:family="paragraph" style:parent-style-name="Standard">
      <style:paragraph-properties fo:text-align="start" style:justify-single-word="false"/>
      <style:text-properties officeooo:rsid="06ef94cb" officeooo:paragraph-rsid="06ef94cb"/>
    </style:style>
    <style:style style:name="P77" style:family="paragraph" style:parent-style-name="Standard">
      <style:paragraph-properties fo:text-align="start" style:justify-single-word="false"/>
      <style:text-properties officeooo:rsid="06ea7a44" officeooo:paragraph-rsid="06ef5fa0"/>
    </style:style>
    <style:style style:name="P78" style:family="paragraph" style:parent-style-name="Standard">
      <style:paragraph-properties fo:text-align="start" style:justify-single-word="false"/>
      <style:text-properties officeooo:rsid="06ea7a44" officeooo:paragraph-rsid="06ea7a44"/>
    </style:style>
    <style:style style:name="P79" style:family="paragraph" style:parent-style-name="Standard">
      <style:paragraph-properties fo:text-align="start" style:justify-single-word="false"/>
      <style:text-properties officeooo:rsid="06e9612c" officeooo:paragraph-rsid="06e9612c"/>
    </style:style>
    <style:style style:name="P80" style:family="paragraph" style:parent-style-name="Standard">
      <style:paragraph-properties fo:text-align="start" style:justify-single-word="false"/>
      <style:text-properties officeooo:rsid="06e963bb" officeooo:paragraph-rsid="06e963bb"/>
    </style:style>
    <style:style style:name="P81" style:family="paragraph" style:parent-style-name="Standard">
      <style:paragraph-properties fo:text-align="start" style:justify-single-word="false"/>
      <style:text-properties officeooo:rsid="048c172a" officeooo:paragraph-rsid="048c172a"/>
    </style:style>
    <style:style style:name="P8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3f78a" officeooo:paragraph-rsid="0723f78a" style:font-style-asian="normal" style:font-weight-asian="normal"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3f78a"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fo:background-color="transparent" loext:char-shading-value="0" style:font-size-asian="8pt" style:font-size-complex="8pt"/>
    </style:style>
    <style:style style:name="T45"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6"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88"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89"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0"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2" style:family="text">
      <style:text-properties fo:color="#ffffff" loext:opacity="100%" style:font-name="PT Mono" fo:font-size="8pt" fo:background-color="transparent" loext:char-shading-value="0" style:font-size-asian="8pt" style:font-size-complex="8pt"/>
    </style:style>
    <style:style style:name="T93" style:family="text">
      <style:text-properties fo:color="#ffffff" loext:opacity="100%" style:font-name="PT Mono" fo:font-size="8pt" officeooo:rsid="0720ce92" fo:background-color="transparent" loext:char-shading-value="0" style:font-size-asian="8pt" style:font-size-complex="8pt"/>
    </style:style>
    <style:style style:name="T94" style:family="text">
      <style:text-properties fo:color="#ffffff" loext:opacity="100%" style:font-name="PT Mono" fo:font-size="8pt" officeooo:rsid="072212bb" fo:background-color="transparent" loext:char-shading-value="0" style:font-size-asian="8pt" style:font-size-complex="8pt"/>
    </style:style>
    <style:style style:name="T95" style:family="text">
      <style:text-properties fo:color="#ffffff" loext:opacity="100%" style:font-name="PT Mono" fo:font-size="8pt" officeooo:rsid="07222eb8" fo:background-color="transparent" loext:char-shading-value="0" style:font-size-asian="8pt" style:font-size-complex="8pt"/>
    </style:style>
    <style:style style:name="T96" style:family="text">
      <style:text-properties fo:color="#ffffff" loext:opacity="100%" style:font-name="PT Mono" fo:font-size="8pt" officeooo:rsid="0723f78a" fo:background-color="transparent" loext:char-shading-value="0" style:font-size-asian="8pt" style:font-size-complex="8pt"/>
    </style:style>
    <style:style style:name="T97"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98"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99"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81"><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79"><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99">to</text:span> the side of the road, picked berries, continued on, stopped at a BBQ joint, ate <text:span text:style-name="T99">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99">cooked</text:span> pancakes. He slowly packed up the last of his drums, sat on the couch looking at his phone until Hannah asked, “Are you stuck?”</text:p>
      <text:p text:style-name="P7"><text:s text:c="3"/>“I’m playing Wordle…”</text:p>
      <text:p text:style-name="P80"><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79"><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99">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78"><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77"><text:span text:style-name="T1"><text:s text:c="3"/></text:span><text:span text:style-name="T7">Kamaka ran UBRS </text:span><text:span text:style-name="T9">with LTD</text:span><text:span text:style-name="T7">.</text:span><text:span text:style-name="T16">752</text:span></text:p>
      <text:p text:style-name="P77"><text:span text:style-name="T7"><text:s text:c="3"/></text:span><text:span text:style-name="T8">Ross looked at Instagram.</text:span><text:span text:style-name="T17">829</text:span><text:span text:style-name="T8"> </text:span></text:p>
      <text:p text:style-name="P77"><text:span text:style-name="T8"><text:s text:c="3"/></text:span><text:span text:style-name="T9">Tokup ran BRD with Pughouse, winning nothing.</text:span><text:span text:style-name="T18">1009</text:span></text:p>
      <text:p text:style-name="P11"/>
      <text:p text:style-name="P11">vii.vii</text:p>
      <text:p text:style-name="P11"/>
      <text:p text:style-name="P76"><text:span text:style-name="T1">Ross </text:span><text:span text:style-name="T10">typed</text:span><text:span text:style-name="T1"> on his </text:span><text:span text:style-name="T10">device</text:span><text:span text:style-name="T1">:</text:span></text:p>
      <text:p text:style-name="P76"><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76"><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76"><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39"><text:s text:c="3"/>I walked up the hill, sat at the next bus stop, had a text from Hannah, "Good morning sweet pea! Hope your day is good"</text:p>
      <text:p text:style-name="P39"><text:soft-page-break/><text:s text:c="3"/>I said, "Well I narrowly avoided getting run over by a work truck in the crosswalk at the grey eagle just now, like had to run and do a spin maneuver. He turned left and kept going, not sure he ever saw me</text:p>
      <text:p text:style-name="P76"><text:span text:style-name="T11"><text:s text:c="3"/>But yes, it has been good and I hope yours is too" </text:span><text:span text:style-name="T19">1211</text:span></text:p>
      <text:p text:style-name="P3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39"><text:s text:c="3"/>"I hope you are okay sweet pea! I am glad you are safe," she said.</text:p>
      <text:p text:style-name="P76"><text:span text:style-name="T11"><text:s text:c="3"/>I said, "Yeah just a lil rush of adrenaline/anger. I'm arriving at the bank now and I love you so much" </text:span><text:span text:style-name="T19">1240</text:span></text:p>
      <text:p text:style-name="P76"><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3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76"><text:span text:style-name="T11"><text:s text:c="3"/>He said, "Heck yeah bud! Glad yall had a good time. I do wanna get that stuff figured out for live band." </text:span><text:span text:style-name="T19">112</text:span></text:p>
      <text:p text:style-name="P76"><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48"/>
      <text:p text:style-name="P67"><text:soft-page-break/><text:span text:style-name="T47">Ross walked out of </text:span><text:span text:style-name="T59">downtown</text:span><text:span text:style-name="T47">, </text:span><text:span text:style-name="T59">sat</text:span><text:span text:style-name="T47"> at the Clingman bus stop, did a chess puzzle, went across the bridge </text:span><text:span text:style-name="T51">to the</text:span><text:span text:style-name="T47"> next stop, did another puzzle, walked up the hill. It started to rain. He tried to wait it out at Taco Billy, but, </text:span><text:span text:style-name="T51">once the weather app</text:span><text:span text:style-name="T47"> finally updated, he summon</text:span><text:span text:style-name="T51">ed</text:span><text:span text:style-name="T47"> an Uber, rode to Meyers, got debriefed by Stephen, sat at the computer, wrote,</text:span><text:span text:style-name="T23">328</text:span><text:span text:style-name="T47"> </text:span><text:span text:style-name="T48">made his bed, cooked noodles,</text:span><text:span text:style-name="T24">351</text:span><text:span text:style-name="T49"> </text:span><text:span text:style-name="T51">laid</text:span><text:span text:style-name="T49"> in bed, clean</text:span><text:span text:style-name="T51">ed</text:span><text:span text:style-name="T49"> his room, heard from Stephen that Tony had possibly been shitting in the sink,</text:span><text:span text:style-name="T25">446</text:span><text:span text:style-name="T50"> talked to Hannah, took a bath,</text:span><text:span text:style-name="T26">545</text:span><text:span text:style-name="T50"> </text:span><text:span text:style-name="T52">updated his website, </text:span><text:span text:style-name="T53">made a cup of coffee</text:span><text:span text:style-name="T52">.</text:span><text:span text:style-name="T27">62</text:span><text:span text:style-name="T28">4 </text:span></text:p>
      <text:p text:style-name="P67"><text:span text:style-name="T54"><text:s text:c="3"/></text:span><text:span text:style-name="T55">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66"><text:span text:style-name="T4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47"> </text:span><text:span text:style-name="T56">looked at his phone, took the most amazing nap,</text:span><text:span text:style-name="T29">1229</text:span><text:span text:style-name="T56"> </text:span><text:span text:style-name="T57">looked at his phone, made a sandwich, ate in the kitchen, got rundown of Stephen’s stressors.</text:span><text:span text:style-name="T30">153</text:span></text:p>
      <text:p text:style-name="P66"><text:span text:style-name="T57"><text:s text:c="3"/></text:span><text:span text:style-name="T5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75"><text:span text:style-name="T58">V</text:span><text:span text:style-name="T47">II.IX</text:span></text:p>
      <text:p text:style-name="P40"/>
      <text:p text:style-name="P40">I woke at seven, felt achey from doing nothing all day. Haden was banging around, gathering belongings. I sat up, closed my eyes, laid back down. She left and I immediately heard Stephen clanking around.</text:p>
      <text:p text:style-name="P75"><text:soft-page-break/><text:span text:style-name="T47"><text:s text:c="3"/>I typed up the end of my previous entry, played Wordle (NOVEL in five,) packed my scratch journal, </text:span><text:span text:style-name="T60">On Quality</text:span><text:span text:style-name="T61">, two pens, wallet, phone, went into the kitchen, borrowed a splash of coffee, heard about Stephen vomiting from cleaning chemicals, grabbed a hop water, left the house.</text:span></text:p>
      <text:p text:style-name="P75"><text:span text:style-name="T61"><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1">1112</text:span><text:span text:style-name="T61"> read a chapter of </text:span><text:span text:style-name="T60">On Quality</text:span><text:span text:style-name="T61">,</text:span><text:span text:style-name="T31">1143</text:span><text:span text:style-name="T61"> talked to Hannah on the phone.</text:span><text:span text:style-name="T31">1150</text:span></text:p>
      <text:p text:style-name="P75"><text:span text:style-name="T61"><text:s text:c="3"/>she said she was running behind, so I walked to Cooperative, ordered a drip and a draft bubbly water. I think the water was free, which actually makes the $3.75 drip seem reasonable.</text:span><text:span text:style-name="T31">1203</text:span><text:span text:style-name="T61"> I read another chapter, heard from Hannah, correctly solved five chess puzzles.</text:span><text:span text:style-name="T31">1231</text:span></text:p>
      <text:p text:style-name="P4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65"><text:span text:style-name="T6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61"> </text:span><text:span text:style-name="T62">laid in bed looking at his phone, put some gig clothes in the Camry.</text:span><text:span text:style-name="T32">534</text:span><text:span text:style-name="T62"> </text:span></text:p>
      <text:p text:style-name="P65"><text:span text:style-name="T62"><text:s text:c="3"/></text:span><text:span text:style-name="T63">Ross wrote in his scratch journal: </text:span><text:span text:style-name="T88">I got in the car, drove west on 40, took exit 64, arrived at the Town Pump, loaded in my throne, put it in a cozy </text:span><text:soft-page-break/><text:span text:style-name="T88">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88"> ate while listening to Ozzy Osbourne trivia.</text:span><text:span text:style-name="T21">648</text:span></text:p>
      <text:p text:style-name="P49"/>
      <text:p text:style-name="P16">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42"><text:s text:c="3"/>Ross,</text:p>
      <text:p text:style-name="P42"><text:s text:c="3"/>Hello to you!</text:p>
      <text:p text:style-name="P42"><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4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42"><text:s text:c="3"/>If that sounds like the environment you'd like to work in, please, message back to set up an in-person meeting.</text:p>
      <text:p text:style-name="P42"><text:s text:c="3"/>Warmest Regards,</text:p>
      <text:p text:style-name="P42"><text:s text:c="3"/>Morgan</text:p>
      <text:p text:style-name="P16">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64"><text:span text:style-name="T6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61"> </text:span></text:p>
      <text:p text:style-name="P64"><text:span text:style-name="T61"><text:s text:c="3"/></text:span><text:span text:style-name="T64">Ross relaxed, </text:span><text:span text:style-name="T65">read, </text:span><text:span text:style-name="T64">made split-pea noodle mush in the wok, took a heavy nap, woke up to texts including one from Hannah that said she and Ryan were at Odd’s. He walked up, ordered a coffee, felt </text:span><text:soft-page-break/><text:span text:style-name="T64">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63"><text:span text:style-name="T61">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1">935</text:span></text:p>
      <text:p text:style-name="P63"><text:span text:style-name="T31"><text:s text:c="3"/></text:span><text:span text:style-name="T66">Kamaka made a piece of mooncloth.</text:span><text:span text:style-name="T33">1022</text:span><text:span text:style-name="T66"> </text:span></text:p>
      <text:p text:style-name="P19"/>
      <text:p text:style-name="P4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4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43"><text:s text:c="3"/>The only remaining mystery is whether I should integrate the MCU. My original thought was to save costs by not, but there’s barely enough room for it in the current layercase, and this would be 3MM shorter.</text:p>
      <text:p text:style-name="P43"/>
      <text:p text:style-name="P43">VII.XII</text:p>
      <text:p text:style-name="P43"/>
      <text:p text:style-name="P74"><text:soft-page-break/><text:span text:style-name="T61">I slept til the monsters demanded food, fed them, ate fwuit, went back to bed, woke with a stiff back, made espresso, went out on the porch.</text:span><text:span text:style-name="T31">1054</text:span></text:p>
      <text:p text:style-name="P43"><text:s text:c="3"/>I drank that, did the dishes cleaned the litter, talked to Hannah, figured out how to dispense hot water from the espresso machine, made an Americano, did kung-fu w/ Chuck on the porch, packed my bag, drove downtown.</text:p>
      <text:p text:style-name="P4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43"><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p>
      <text:p text:style-name="P74"><text:span text:style-name="T61"><text:s text:c="3"/>We went down to Downing, sat on the couch, looked at our phones, talked about keyboards, read from </text:span><text:span text:style-name="T60">The Artist’s Way</text:span><text:span text:style-name="T61">, cuddled, went to bed.</text:span></text:p>
      <text:p text:style-name="P43"/>
      <text:p text:style-name="P43">VII.XIII</text:p>
      <text:p text:style-name="P43"/>
      <text:p text:style-name="P74"><text:span text:style-name="T6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43"/>
      <text:p text:style-name="P62"><text:span text:style-name="T61">We moved to a table, talked about pontooning, drove to Chipotle, picked up food, went to her house, parted ways. I talked with Kathryn in the yard about the video debating where the downbeat is in </text:span><text:span text:style-name="T87">Roll Out.</text:span><text:span text:style-name="T61"> I walked to Ingles, bought grapes, continued to Meyers, set the iMac up at the living room table, created the PCB for shortcut while eating a burrito, </text:span><text:soft-page-break/><text:span text:style-name="T61">took some breaks, eventually had switches, diodes, mcu pins, routing, reset button, graphics, text, mounting house and an error-free DRC.</text:span></text:p>
      <text:p text:style-name="P62"><text:span text:style-name="T61"><text:s text:c="3"/>I turned on the light in my bedroom, set up the MacBook air, transcribed entries, wrote.</text:span><text:span text:style-name="T31">939</text:span><text:span text:style-name="T61"> </text:span></text:p>
      <text:p text:style-name="P20"/>
      <text:p text:style-name="P44">VII.XIV</text:p>
      <text:p text:style-name="P44"/>
      <text:p text:style-name="P73"><text:span text:style-name="T61">I woke feeling very tired, sore even, eventually got up, ate some grapes, lay back down, mustered strength, left the house, walked to the bus stop just before the bridge.</text:span><text:span text:style-name="T31">1010</text:span><text:span text:style-name="T61"> I guess I also played Wordle (UNDID in four.) I do not understand why I feel so sore.</text:span></text:p>
      <text:p text:style-name="P73"><text:span text:style-name="T61"><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1">1139</text:span><text:span text:style-name="T61"> </text:span><text:span text:style-name="T97">I can’t be</text:span><text:span text:style-name="T98"> I’m</text:span><text:span text:style-name="T61"> so excited to have three gigs coming up this weekend.</text:span></text:p>
      <text:p text:style-name="P4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61"><text:span text:style-name="T61"><text:s text:c="3"/>He drank some Coke, paid, walked to Meyers, laid on the bed, moved to the computer, transcribed, wrote.</text:span><text:span text:style-name="T31">230</text:span><text:span text:style-name="T61"> </text:span><text:span text:style-name="T67">He ordered the Shortcut PCB, started on the case design, laid in bed, drove to Mizu, ate beef udon, drove to the Hot Spot, bought a coffee, drove to Waterford Court. He chatted with Alex, greeted Charlie, got the rundown on taking care of </text:span><text:soft-page-break/><text:span text:style-name="T67">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60"><text:span text:style-name="T6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61"> </text:span><text:span text:style-name="T68">He went into WoW, checked mail on all his toons, waved goodbye to Dookem accidentally, then everyone.</text:span><text:span text:style-name="T34">1140</text:span><text:span text:style-name="T68"> </text:span></text:p>
      <text:p text:style-name="P60"><text:span text:style-name="T68"><text:s text:c="3"/></text:span><text:span text:style-name="T6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9"> </text:span></text:p>
      <text:p text:style-name="P60"><text:span text:style-name="T69"><text:s text:c="3"/></text:span><text:span text:style-name="T7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70"> </text:span></text:p>
      <text:p text:style-name="P24"/>
      <text:p text:style-name="P59"><text:span text:style-name="T70">v</text:span><text:span text:style-name="T61">ii.xvi</text:span></text:p>
      <text:p text:style-name="P25"/>
      <text:p text:style-name="P25"><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59"><text:span text:style-name="T61"><text:s text:c="3"/>Ross kissed Hannah goodbye, drove to Trammell, got high, played </text:span><text:span text:style-name="T87">Only Takes a Minute, Birds of a Feather, s</text:span><text:span text:style-name="T61">ome new cover, </text:span><text:span text:style-name="T87">Time is Infinite </text:span><text:span text:style-name="T61">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61"> </text:span></text:p>
      <text:p text:style-name="P26">vii.xvii</text:p>
      <text:p text:style-name="P27"/>
      <text:p text:style-name="P58"><text:span text:style-name="T61">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61"> </text:span></text:p>
      <text:p text:style-name="P58"><text:span text:style-name="T61"><text:s text:c="3"/></text:span><text:span text:style-name="T71">Ross did a 2D mockup of the third iteration of the Shortcut case, got dressed, </text:span><text:span text:style-name="T72">made a coffee,</text:span><text:span text:style-name="T71">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71"> </text:span></text:p>
      <text:p text:style-name="P58"><text:span text:style-name="T71"><text:s text:c="3"/></text:span><text:span text:style-name="T73">He did 2D case design, loaded it into OnShape, noted a couple desired changes, went to bed.</text:span></text:p>
      <text:p text:style-name="P28"/>
      <text:p text:style-name="P29">vii.xviii</text:p>
      <text:p text:style-name="P29"/>
      <text:p text:style-name="P57"><text:span text:style-name="T61">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1">1258</text:span><text:span text:style-name="T61"> </text:span></text:p>
      <text:p text:style-name="P57"><text:span text:style-name="T61"><text:s text:c="3"/></text:span><text:span text:style-name="T74">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56"><text:span text:style-name="T61">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1">337</text:span><text:span text:style-name="T61"> </text:span></text:p>
      <text:p text:style-name="P56"><text:span text:style-name="T61"><text:s text:c="3"/></text:span><text:span text:style-name="T75">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8">1133</text:span><text:span text:style-name="T75"> </text:span></text:p>
      <text:p text:style-name="P32"/>
      <text:p text:style-name="P55"><text:span text:style-name="T75">v</text:span><text:span text:style-name="T61">ii.xx</text:span></text:p>
      <text:p text:style-name="P33"/>
      <text:p text:style-name="P55"><text:span text:style-name="T61">Ross woke at ten, talked to Hannah, made coffee, flopped around in bed, eventually flashed a Rebound w/ Piframe, was baffled that it worked on the iMac but not Air.</text:span><text:span text:style-name="T31">126</text:span><text:span text:style-name="T61"> </text:span><text:span text:style-name="T76">He continued to rot as Hannah’s day got delayed, eventually ordering a pizza.</text:span><text:span text:style-name="T39">606</text:span><text:span text:style-name="T76"> </text:span></text:p>
      <text:p text:style-name="P55"><text:span text:style-name="T76"><text:s text:c="3"/></text:span><text:span text:style-name="T77">He ate, slowly realizing his pizza, despite having the correct vibes, was 4/6</text:span><text:span text:style-name="T40">th</text:span><text:span text:style-name="T77">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45">VII.XXI</text:p>
      <text:p text:style-name="P35"/>
      <text:p text:style-name="P45">Woke to the sound of Hannah’s alarms after dreams of touring ‘Virginia Tech’ in search of Adam Bolt, who had been appointed a designated entity by Donald Trump to provide an item that shortened a freshman quest. Maddy Schuler was there too.</text:p>
      <text:p text:style-name="P72"><text:soft-page-break/><text:span text:style-name="T61"><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1">956</text:span></text:p>
      <text:p text:style-name="P45"/>
      <text:p text:style-name="P54"><text:span text:style-name="T61">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1">158</text:span></text:p>
      <text:p text:style-name="P72"><text:span text:style-name="T61"><text:s text:c="3"/></text:span><text:span text:style-name="T85">Ross wrote in his notebook: </text:span><text:span text:style-name="T78">I did some case brainstorming,</text:span><text:span text:style-name="T85"> (a minimal design the exact width of the PCB just barely fits on the A1 plate.)</text:span><text:span text:style-name="T78">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1">733</text:span><text:span text:style-name="T78"> </text:span></text:p>
      <text:p text:style-name="P46"/>
      <text:p text:style-name="P53"><text:span text:style-name="T78">R</text:span><text:span text:style-name="T61">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1">1041</text:span><text:span text:style-name="T61"> </text:span><text:span text:style-name="T79">He shopped for switches/caps, decided on Keebio, bemoaned the total price, had the bright idea to search Walmart, made purchases, looked at his phone,</text:span><text:span text:style-name="T42">1252</text:span><text:span text:style-name="T79"> </text:span><text:span text:style-name="T80">took a bath.</text:span></text:p>
      <text:p text:style-name="P36"/>
      <text:p text:style-name="P47"><text:soft-page-break/></text:p>
      <text:p text:style-name="P36"/>
      <text:p text:style-name="P37"/>
      <text:p text:style-name="P38">vii.xxii</text:p>
      <text:p text:style-name="P37"/>
      <text:p text:style-name="P52"><text:span text:style-name="T61">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1">1215</text:span><text:span text:style-name="T61"> </text:span><text:span text:style-name="T81">which was a miscommunication.</text:span></text:p>
      <text:p text:style-name="P52"><text:span text:style-name="T81"><text:s text:c="3"/>He put clothes in his laundry basket, drank another coffee, made his bed, talked to Hannah on the phone for a while about the Ryan/Melissa problem, scoured Discord, </text:span><text:span text:style-name="T82">printed journal pages, </text:span><text:span text:style-name="T81">researched magnets, thought about Layercase redesign possibilities, a larger Shortcut, his business in general.</text:span><text:span text:style-name="T43">222</text:span><text:span text:style-name="T81"> </text:span></text:p>
      <text:p text:style-name="P51"><text:span text:style-name="T81"><text:s text:c="3"/></text:span><text:span text:style-name="T83">He wrote in his scratch notebook: </text:span><text:span text:style-name="T89">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47"><text:s text:c="3"/>Hannah came over after class. We talked, cuddled, pet cats. She decided to go home and I gave her directions. I laid on the bed with Ophelia for a while charging my phone, but, when she left, realized I wanted to be back on the couch.</text:p>
      <text:p text:style-name="P47"/>
      <text:p text:style-name="P47">VII.XXIII</text:p>
      <text:p text:style-name="P47"/>
      <text:p text:style-name="P47">I woke to early texts from Hannah &amp; Alex; Kevin wouldn’t be able to play Shakori. I soon got a call from her, told her everything woulc be alright, went back to sleep. First, actually, Merlin had woke me for food.</text:p>
      <text:p text:style-name="P50"><text:span text:style-name="T87"><text:s text:c="3"/>I slept til 1130, found beans, boiled water, ground the beans, fed Chester, started a French press, went outside, charged my phone, sat at the table with Chester, wrote, poured coffee.</text:span><text:span text:style-name="T20">1203</text:span><text:span text:style-name="T87"> I also played Wordle (WATER in five) and forgot to mention the main thing I did yesterday was finally </text:span><text:soft-page-break/><text:span text:style-name="T87">successfully visualize how to design a stury 3DP Shortcut case for a smaller printer.</text:span></text:p>
      <text:p text:style-name="P50"><text:span text:style-name="T87"><text:s text:c="3"/>I brought in the trash, checked the mail, ate a banana, continued to drink coffee, visualized my afternoon.</text:span><text:span text:style-name="T20">1256</text:span></text:p>
      <text:p text:style-name="P50"><text:span text:style-name="T87"><text:s text:c="3"/>I went to put on clean clothes from the dryer, but they were hella damp, so I put that on for another hour, grabbed </text:span><text:span text:style-name="T90">On Quality</text:span><text:span text:style-name="T87">, finished that. I sat in the sun for a moment, thought about how Danny’s 3D prints use long bolts insterted from underneath. He said essentially that one just threads them into a 1.9mm hole.</text:span></text:p>
      <text:p text:style-name="P4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47"/>
      <text:p text:style-name="P47">VII.XXIV</text:p>
      <text:p text:style-name="P47"/>
      <text:p text:style-name="P50"><text:span text:style-name="T87">I dreamed of being in weird Philly houses, then a back alley with 9</text:span><text:span text:style-name="T20">th</text:span><text:span text:style-name="T87">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50"><text:span text:style-name="T87"><text:s text:c="3"/>I played Wordle (QUAKE in three,) texted Hannah, started coffee, talked to her on the phone, sat on the floor.</text:span><text:span text:style-name="T20">1049</text:span></text:p>
      <text:p text:style-name="P47"/>
      <text:p text:style-name="P50"><text:span text:style-name="T61">Ross drank more coffee, checked the mail, cleaned the French press, watered potted plants, changed his </text:span><text:soft-page-break/><text:span text:style-name="T61">shirt, drove to Silverball, ate a half Dolly, continued to Meyers, opened his Keebio keycaps, transcribed journal entries.</text:span><text:span text:style-name="T31">324</text:span><text:span text:style-name="T61"> </text:span></text:p>
      <text:p text:style-name="P70"><text:span text:style-name="T61"><text:s text:c="3"/></text:span><text:span text:style-name="T86">From the scratch notebook: </text:span><text:span text:style-name="T84">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89"><text:s text:c="3"/>He left. I slowly said my goodbyes, drove to Waterford, got naked, ate like four packs of crackers, went to sleep.</text:p>
      <text:p text:style-name="P89"/>
      <text:p text:style-name="P90">VII.XXV</text:p>
      <text:p text:style-name="P90"/>
      <text:p text:style-name="P71"><text:span text:style-name="T61">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1">1211</text:span></text:p>
      <text:p text:style-name="P71"><text:span text:style-name="T61"><text:s text:c="3"/>I talked to Hannah, drank coffee, looked at my phone, watered the garden.</text:span><text:span text:style-name="T31">210</text:span></text:p>
      <text:p text:style-name="P90"><text:s text:c="3"/>I hung around the house, started researching 3D printers, wondering if the business might need a rebrand. Potential names I thought of include Hungry Cat, Sleepy Cat, 2Cat, Moss, Fwuit, Blackbear, Menu, Story, Chapter, 360, Mossberry, Clementine … Bagu?</text:p>
      <text:p text:style-name="P90"><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90"><text:s text:c="3"/>I drove to Waterford, looked into choc stabilizers, went to sleep.</text:p>
      <text:p text:style-name="P90"/>
      <text:p text:style-name="P90"><text:soft-page-break/>VII.XXV</text:p>
      <text:p text:style-name="P90"/>
      <text:p text:style-name="P90">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p>
      <text:p text:style-name="P71"><text:span text:style-name="T61"><text:s text:c="3"/>I drove to Hillcrest, let Myrtle out, ate blueberries, goulash, pizza, charged my phone, talked to my dad, wrote.</text:span><text:span text:style-name="T31">1131</text:span><text:span text:style-name="T61">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90"><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71"><text:span text:style-name="T61"><text:s text:c="3"/>I got into the hammock with Hannah, read a chapter of </text:span><text:span text:style-name="T60">Free Play</text:span><text:span text:style-name="T61">.</text:span></text:p>
      <text:p text:style-name="P90"><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90"><text:s text:c="3"/>We walked the trail, threw frisbee with Myrtle, got water from the fridge, went to bed.</text:p>
      <text:p text:style-name="P91">VII.XXVI</text:p>
      <text:p text:style-name="P90"/>
      <text:p text:style-name="P71"><text:span text:style-name="T61">Woke from dreams of hip-hop shows. Hannah made coffees. I walked down to the restroom, charged my phone, got my notebook, wrote.</text:span><text:span text:style-name="T31">924</text:span><text:span text:style-name="T61"> </text:span></text:p>
      <text:p text:style-name="P90"/>
      <text:p text:style-name="P83">From a random text file on Ross’s iMac via Nano in the terminal: </text:p>
      <text:p text:style-name="P84"><text:s text:c="3"/>We drove to Lucy in the Rye, ate. I sat on the corner with Myrtle while Hannah checked out the local outfitter. I drove us to Hannah's house, shuffled some things around, went to check on Merlin and Ophelia, then to Hillcrest.</text:p>
      <text:p text:style-name="P85"><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85"/>
      <text:p text:style-name="P85">VII.XXVIII</text:p>
      <text:p text:style-name="P85"/>
      <text:p text:style-name="P85">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85"/>
      <text:p text:style-name="P85"/>
      <text:p text:style-name="P86">VII.XXIX</text:p>
      <text:p text:style-name="P85"/>
      <text:p text:style-name="P68"><text:span text:style-name="T92">I woke around 9:30 after rocket ship dreams, did some 2D case mockup, struggled with Wordle (OMEGA in three.)</text:span><text:span text:style-name="T44">1253</text:span></text:p>
      <text:p text:style-name="P93"/>
      <text:p text:style-name="P69"><text:span text:style-name="T92">Back to the scratch notebook: </text:span><text:span text:style-name="T91">I did the case design for 634 in one go, collaborated w/ ChatGPT on some logos for Catnap, made a sandwich, opened a Cheerwine, found it disgusting.</text:span><text:span text:style-name="T22">615</text:span></text:p>
      <text:p text:style-name="P92"><text:s text:c="3"/>I painstakingly added switches and keycaps to the model of what I decided to call Double, researched ways to do it better using Discord/ChatGPT. I tried to sleep, but kept getting up to experiment with things.</text:p>
      <text:p text:style-name="P92"/>
      <text:p text:style-name="P92">VII.XXX</text:p>
      <text:p text:style-name="P92"/>
      <text:p text:style-name="P92">I did eventually sleep though and it made me very tired after dreams of working at a gas station, dealing with active shooters. I got up, let Myrtle out, ate blueberries/apple, started a load of laundry.</text:p>
      <text:p text:style-name="P87"/>
      <text:p text:style-name="P69"><text:span text:style-name="T96">Ross</text:span><text:span text:style-name="T92"> fed the cats, opened a bubbly water, made coffee, fed Myrtle, asked ChatGPT for help getting the journal git up to date on </text:span><text:span text:style-name="T96">his</text:span><text:span text:style-name="T92"> iMac, transcribed five days of entries,</text:span><text:span text:style-name="T44">1234</text:span><text:span text:style-name="T92"> </text:span><text:span text:style-name="T93">took a bath,</text:span><text:span text:style-name="T45">120</text:span><text:span text:style-name="T93"> </text:span><text:span text:style-name="T94">watched videos about force sensitive resistors for drum triggers,</text:span><text:span text:style-name="T46">150</text:span><text:span text:style-name="T94"> <text:s/></text:span><text:span text:style-name="T95">made a sandwich.</text:span></text:p>
      <text:p text:style-name="P69"><text:span text:style-name="T95"><text:s text:c="3"/></text:span><text:span text:style-name="T96">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95"><text:span text:style-name="T92">vii.xxxi</text:span></text:p>
      <text:p text:style-name="P96"><text:span text:style-name="T92"/></text:p>
      <text:p text:style-name="P96"><text:span text:style-name="T92">Ross woke, placed switches, went back to bed, got up around noon, placed diodes, found out about Asheville Makers thanks to ChatGPT, did some routing.</text:span><text:span text:style-name="T44">318</text:span><text:span text:style-name="T9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31T15:18:58.481371975</dc:date>
    <meta:editing-duration>P276DT17H15M7S</meta:editing-duration>
    <meta:editing-cycles>1676</meta:editing-cycles>
    <meta:generator>LibreOffice/7.3.7.2$Linux_X86_64 LibreOffice_project/30$Build-2</meta:generator>
    <meta:print-date>2025-07-22T12:16:37.436670714</meta:print-date>
    <meta:document-statistic meta:table-count="0" meta:image-count="0" meta:object-count="0" meta:page-count="24" meta:paragraph-count="159" meta:word-count="6253" meta:character-count="35614" meta:non-whitespace-character-count="29226"/>
  </office:meta>
</office:document-meta>
</file>